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6.6931in" style:rel-width="100%" fo:margin-left="0in" table:align="left" fo:keep-with-next="always"/>
    </style:style>
    <style:style style:name="Table1.A" style:family="table-column">
      <style:table-column-properties style:column-width="4.4986in" style:rel-column-width="6478*"/>
    </style:style>
    <style:style style:name="Table1.B" style:family="table-column">
      <style:table-column-properties style:column-width="2.1944in" style:rel-column-width="3160*"/>
    </style:style>
    <style:style style:name="Table1.1" style:family="table-row">
      <style:table-row-properties style:row-height="0.191in"/>
    </style:style>
    <style:style style:name="Table1.A1" style:family="table-cell">
      <style:table-cell-properties fo:padding="0.0382in" fo:border="none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6.6931in" style:rel-column-width="65535*"/>
    </style:style>
    <style:style style:name="Table4.A1" style:family="table-cell">
      <style:table-cell-properties fo:padding="0.0382in" fo:border="none"/>
    </style:style>
    <style:style style:name="Table2" style:family="table">
      <style:table-properties style:width="6.6931in" fo:margin-left="0in" fo:margin-right="0in" table:align="margins"/>
    </style:style>
    <style:style style:name="Table2.A" style:family="table-column">
      <style:table-column-properties style:column-width="0.4382in" style:rel-column-width="4290*"/>
    </style:style>
    <style:style style:name="Table2.B" style:family="table-column">
      <style:table-column-properties style:column-width="2.4354in" style:rel-column-width="23846*"/>
    </style:style>
    <style:style style:name="Table2.C" style:family="table-column">
      <style:table-column-properties style:column-width="0.4354in" style:rel-column-width="4263*"/>
    </style:style>
    <style:style style:name="Table2.D" style:family="table-column">
      <style:table-column-properties style:column-width="0.5632in" style:rel-column-width="5514*"/>
    </style:style>
    <style:style style:name="Table2.E" style:family="table-column">
      <style:table-column-properties style:column-width="0.7528in" style:rel-column-width="7370*"/>
    </style:style>
    <style:style style:name="Table2.F" style:family="table-column">
      <style:table-column-properties style:column-width="0.6868in" style:rel-column-width="6724*"/>
    </style:style>
    <style:style style:name="Table2.H" style:family="table-column">
      <style:table-column-properties style:column-width="0.8188in" style:rel-column-width="8014*"/>
    </style:style>
    <style:style style:name="Table2.A1" style:family="table-cell">
      <style:table-cell-properties style:vertical-align="middle" fo:background-color="transparent" fo:padding="0.0382in" fo:border-left="0.05pt solid #000000" fo:border-right="none" fo:border-top="0.05pt solid #000000" fo:border-bottom="none">
        <style:background-image/>
      </style:table-cell-properties>
    </style:style>
    <style:style style:name="Table2.B1" style:family="table-cell">
      <style:table-cell-properties style:vertical-align="middle" fo:background-color="transparent" fo:padding="0.0382in" fo:border-left="none" fo:border-right="none" fo:border-top="0.05pt solid #000000" fo:border-bottom="none">
        <style:background-image/>
      </style:table-cell-properties>
    </style:style>
    <style:style style:name="Table2.H1" style:family="table-cell">
      <style:table-cell-properties style:vertical-align="middle" fo:background-color="transparent" fo:padding="0.0382in" fo:border-left="none" fo:border-right="0.05pt solid #000000" fo:border-top="0.05pt solid #000000" fo:border-bottom="none">
        <style:background-image/>
      </style:table-cell-properties>
    </style:style>
    <style:style style:name="Table2.A2" style:family="table-cell">
      <style:table-cell-properties style:vertical-align="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B2" style:family="table-cell">
      <style:table-cell-properties style:vertical-align=""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2.H2" style:family="table-cell">
      <style:table-cell-properties style:vertical-align="" fo:background-color="transparent" fo:padding="0.0382in" fo:border-left="none" fo:border-right="0.05pt solid #000000" fo:border-top="none" fo:border-bottom="0.05pt solid #000000">
        <style:background-image/>
      </style:table-cell-properties>
    </style:style>
    <style:style style:name="Table2.A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B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C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D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E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F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G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H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A4" style:family="table-cell">
      <style:table-cell-properties style:vertical-align="middle" fo:padding="0.0382in" fo:border="none"/>
    </style:style>
    <style:style style:name="Table2.A5" style:family="table-cell">
      <style:table-cell-properties style:vertical-align="middle" fo:padding="0.0382in" fo:border="none"/>
    </style:style>
    <style:style style:name="Table2.B5" style:family="table-cell">
      <style:table-cell-properties style:vertical-align="middle" fo:padding="0.0382in" fo:border="none"/>
    </style:style>
    <style:style style:name="Table2.C5" style:family="table-cell">
      <style:table-cell-properties style:vertical-align="middle" fo:padding="0.0382in" fo:border="none"/>
    </style:style>
    <style:style style:name="Table2.D5" style:family="table-cell">
      <style:table-cell-properties style:vertical-align="middle" fo:padding="0.0382in" fo:border="none"/>
    </style:style>
    <style:style style:name="Table2.E5" style:family="table-cell">
      <style:table-cell-properties style:vertical-align="middle" fo:padding="0.0382in" fo:border="none"/>
    </style:style>
    <style:style style:name="Table2.F5" style:family="table-cell">
      <style:table-cell-properties style:vertical-align="middle" fo:padding="0.0382in" fo:border="none"/>
    </style:style>
    <style:style style:name="Table2.G5" style:family="table-cell">
      <style:table-cell-properties style:vertical-align="middle" fo:padding="0.0382in" fo:border="none"/>
    </style:style>
    <style:style style:name="Table2.H5" style:family="table-cell">
      <style:table-cell-properties style:vertical-align="middle" fo:padding="0.0382in" fo:border="none"/>
    </style:style>
    <style:style style:name="Table2.A6" style:family="table-cell">
      <style:table-cell-properties style:vertical-align="middle" fo:padding="0.0382in" fo:border="none"/>
    </style:style>
    <style:style style:name="Table2.A7" style:family="table-cell">
      <style:table-cell-properties style:vertical-align="middle" fo:padding="0.0382in" fo:border="none"/>
    </style:style>
    <style:style style:name="Table2.B7" style:family="table-cell">
      <style:table-cell-properties style:vertical-align="middle" fo:padding="0.0382in" fo:border="none"/>
    </style:style>
    <style:style style:name="Table2.C7" style:family="table-cell">
      <style:table-cell-properties style:vertical-align="middle" fo:padding="0.0382in" fo:border="none"/>
    </style:style>
    <style:style style:name="Table2.D7" style:family="table-cell">
      <style:table-cell-properties style:vertical-align="middle" fo:padding="0.0382in" fo:border="none"/>
    </style:style>
    <style:style style:name="Table2.E7" style:family="table-cell">
      <style:table-cell-properties style:vertical-align="middle" fo:padding="0.0382in" fo:border="none"/>
    </style:style>
    <style:style style:name="Table2.F7" style:family="table-cell">
      <style:table-cell-properties style:vertical-align="middle" fo:padding="0.0382in" fo:border="none"/>
    </style:style>
    <style:style style:name="Table2.G7" style:family="table-cell">
      <style:table-cell-properties style:vertical-align="middle" fo:padding="0.0382in" fo:border="none"/>
    </style:style>
    <style:style style:name="Table2.H7" style:family="table-cell">
      <style:table-cell-properties style:vertical-align="middle" fo:padding="0.0382in" fo:border="none"/>
    </style:style>
    <style:style style:name="Table2.A8" style:family="table-cell">
      <style:table-cell-properties style:vertical-align="bottom"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2.A9" style:family="table-cell">
      <style:table-cell-properties style:vertical-align="middle" fo:background-color="transparent" fo:padding="0.0382in" fo:border="none">
        <style:background-image/>
      </style:table-cell-properties>
    </style:style>
    <style:style style:name="Tablica7" style:family="table">
      <style:table-properties style:width="6.6931in" table:align="margins" style:may-break-between-rows="false"/>
    </style:style>
    <style:style style:name="Tablica7.A" style:family="table-column">
      <style:table-column-properties style:column-width="1.6854in" style:rel-column-width="16502*"/>
    </style:style>
    <style:style style:name="Tablica7.B" style:family="table-column">
      <style:table-column-properties style:column-width="5.0076in" style:rel-column-width="49033*"/>
    </style:style>
    <style:style style:name="Tablica7.1" style:family="table-row">
      <style:table-row-properties style:min-row-height="0.1229in" fo:keep-together="always"/>
    </style:style>
    <style:style style:name="Tablica7.A1" style:family="table-cell">
      <style:table-cell-properties style:vertical-align="middle" fo:padding="0.0382in" fo:border="none"/>
    </style:style>
    <style:style style:name="Tablica7.A3" style:family="table-cell">
      <style:table-cell-properties style:vertical-align="" fo:padding="0.0382in" fo:border="none"/>
    </style:style>
    <style:style style:name="Tablica7.4" style:family="table-row">
      <style:table-row-properties fo:keep-together="always"/>
    </style:style>
    <style:style style:name="Tablica1" style:family="table">
      <style:table-properties style:width="6.6931in" table:align="margins" style:may-break-between-rows="false"/>
    </style:style>
    <style:style style:name="Tablica1.A" style:family="table-column">
      <style:table-column-properties style:column-width="1.6854in" style:rel-column-width="16502*"/>
    </style:style>
    <style:style style:name="Tablica1.B" style:family="table-column">
      <style:table-column-properties style:column-width="5.0076in" style:rel-column-width="49033*"/>
    </style:style>
    <style:style style:name="Tablica1.1" style:family="table-row">
      <style:table-row-properties fo:keep-together="always"/>
    </style:style>
    <style:style style:name="Tablica1.A1" style:family="table-cell">
      <style:table-cell-properties style:vertical-align="middle" fo:padding="0.0382in" fo:border="none"/>
    </style:style>
    <style:style style:name="Tablica4" style:family="table">
      <style:table-properties style:width="6.6931in" table:align="margins" style:may-break-between-rows="false"/>
    </style:style>
    <style:style style:name="Tablica4.A" style:family="table-column">
      <style:table-column-properties style:column-width="1.6854in" style:rel-column-width="16502*"/>
    </style:style>
    <style:style style:name="Tablica4.B" style:family="table-column">
      <style:table-column-properties style:column-width="5.0076in" style:rel-column-width="49033*"/>
    </style:style>
    <style:style style:name="Tablica4.1" style:family="table-row">
      <style:table-row-properties fo:keep-together="always"/>
    </style:style>
    <style:style style:name="Tablica4.A1" style:family="table-cell">
      <style:table-cell-properties style:vertical-align="middle" fo:padding="0.0382in" fo:border="none"/>
    </style:style>
    <style:style style:name="Tablica2" style:family="table">
      <style:table-properties style:width="6.6931in" table:align="margins" style:may-break-between-rows="false"/>
    </style:style>
    <style:style style:name="Tablica2.A" style:family="table-column">
      <style:table-column-properties style:column-width="1.6854in" style:rel-column-width="16502*"/>
    </style:style>
    <style:style style:name="Tablica2.B" style:family="table-column">
      <style:table-column-properties style:column-width="5.0076in" style:rel-column-width="49033*"/>
    </style:style>
    <style:style style:name="Tablica2.A1" style:family="table-cell">
      <style:table-cell-properties style:vertical-align="middle" fo:padding="0.0382in" fo:border="none"/>
    </style:style>
    <style:style style:name="Tablica2.2" style:family="table-row">
      <style:table-row-properties fo:keep-together="always"/>
    </style:style>
    <style:style style:name="Tablica2.A2" style:family="table-cell">
      <style:table-cell-properties style:vertical-align="" fo:padding="0.0382in" fo:border="none"/>
    </style:style>
    <style:style style:name="Tablica9" style:family="table">
      <style:table-properties style:width="6.6931in" table:align="margins" style:may-break-between-rows="false"/>
    </style:style>
    <style:style style:name="Tablica9.A" style:family="table-column">
      <style:table-column-properties style:column-width="1.6854in" style:rel-column-width="16502*"/>
    </style:style>
    <style:style style:name="Tablica9.B" style:family="table-column">
      <style:table-column-properties style:column-width="5.0076in" style:rel-column-width="49033*"/>
    </style:style>
    <style:style style:name="Tablica9.1" style:family="table-row">
      <style:table-row-properties style:min-row-height="0.1229in" fo:keep-together="always"/>
    </style:style>
    <style:style style:name="Tablica9.A1" style:family="table-cell">
      <style:table-cell-properties style:vertical-align="middle" fo:padding="0.0382in" fo:border="none"/>
    </style:style>
    <style:style style:name="Tablica9.A2" style:family="table-cell">
      <style:table-cell-properties style:vertical-align="" fo:padding="0.0382in" fo:border="none"/>
    </style:style>
    <style:style style:name="Tablica9.3" style:family="table-row">
      <style:table-row-properties fo:keep-together="always"/>
    </style:style>
    <style:style style:name="Tablica9.4" style:family="table-row">
      <style:table-row-properties fo:keep-together="always"/>
    </style:style>
    <style:style style:name="Tablica9.5" style:family="table-row">
      <style:table-row-properties fo:keep-together="always"/>
    </style:style>
    <style:style style:name="Tablica9.6" style:family="table-row">
      <style:table-row-properties fo:keep-together="always"/>
    </style:style>
    <style:style style:name="P1" style:family="paragraph" style:parent-style-name="Table_20_Contents">
      <style:paragraph-properties fo:line-height="200%" fo:text-align="start" style:justify-single-word="false"/>
      <style:text-properties style:font-name="Arial" fo:font-size="6pt" fo:font-weight="bold" officeooo:paragraph-rsid="0020f236" style:font-name-asian="Microsoft YaHei" style:font-size-asian="6pt" style:font-weight-asian="bold" style:font-name-complex="Mangal" style:font-size-complex="6pt" style:font-weight-complex="bold"/>
    </style:style>
    <style:style style:name="P2" style:family="paragraph" style:parent-style-name="Table_20_Contents">
      <style:paragraph-properties fo:line-height="100%" fo:text-align="start" style:justify-single-word="false"/>
      <style:text-properties style:font-name="Arial" fo:font-size="6pt" fo:font-weight="normal" officeooo:paragraph-rsid="0020f236" style:font-name-asian="Microsoft YaHei" style:font-size-asian="5.25pt" style:font-weight-asian="normal" style:font-name-complex="Mangal" style:font-size-complex="6pt" style:font-weight-complex="normal"/>
    </style:style>
    <style:style style:name="P3" style:family="paragraph" style:parent-style-name="Table_20_Contents">
      <style:paragraph-properties fo:text-align="start" style:justify-single-word="false"/>
      <style:text-properties style:font-name="Arial" fo:font-size="6pt" fo:font-weight="normal" officeooo:paragraph-rsid="007f1cf4" style:font-name-asian="Microsoft YaHei" style:font-size-asian="6pt" style:font-weight-asian="normal" style:font-name-complex="Mangal" style:font-size-complex="6pt" style:font-weight-complex="normal"/>
    </style:style>
    <style:style style:name="P4" style:family="paragraph" style:parent-style-name="Table_20_Contents">
      <style:paragraph-properties fo:text-align="start" style:justify-single-word="false"/>
      <style:text-properties style:font-name="Arial" fo:font-size="6pt" officeooo:paragraph-rsid="00632732" style:font-name-asian="Microsoft YaHei" style:font-size-asian="5.25pt" style:font-name-complex="Mangal" style:font-size-complex="6pt"/>
    </style:style>
    <style:style style:name="P5" style:family="paragraph" style:parent-style-name="Table_20_Contents">
      <style:paragraph-properties fo:text-align="start" style:justify-single-word="false"/>
      <style:text-properties style:font-name="Arial" fo:font-size="9pt" officeooo:paragraph-rsid="0020f236" style:font-name-asian="Microsoft YaHei" style:font-size-asian="9pt" style:font-name-complex="Mangal" style:font-size-complex="9pt"/>
    </style:style>
    <style:style style:name="P6" style:family="paragraph" style:parent-style-name="Table_20_Contents">
      <style:paragraph-properties fo:text-align="start" style:justify-single-word="false"/>
      <style:text-properties style:font-name="Arial" fo:font-size="9pt" officeooo:paragraph-rsid="0022b8ae" style:font-name-asian="Microsoft YaHei" style:font-size-asian="9pt" style:font-name-complex="Mangal" style:font-size-complex="9pt"/>
    </style:style>
    <style:style style:name="P7" style:family="paragraph" style:parent-style-name="Table_20_Contents">
      <style:paragraph-properties fo:text-align="start" style:justify-single-word="false"/>
      <style:text-properties style:font-name="Arial" fo:font-size="9pt" officeooo:paragraph-rsid="006dd5d8" style:font-name-asian="Microsoft YaHei" style:font-size-asian="9pt" style:font-name-complex="Mangal" style:font-size-complex="9pt"/>
    </style:style>
    <style:style style:name="P8" style:family="paragraph" style:parent-style-name="Table_20_Contents">
      <style:paragraph-properties fo:text-align="start" style:justify-single-word="false"/>
      <style:text-properties style:font-name="Arial" fo:font-size="9pt" officeooo:paragraph-rsid="007f1cf4" style:font-name-asian="Microsoft YaHei" style:font-size-asian="9pt" style:font-name-complex="Mangal" style:font-size-complex="9pt"/>
    </style:style>
    <style:style style:name="P9" style:family="paragraph" style:parent-style-name="Table_20_Contents">
      <style:paragraph-properties fo:text-align="end" style:justify-single-word="false"/>
      <style:text-properties style:font-name="Arial" fo:font-size="9pt" style:font-name-asian="Microsoft YaHei" style:font-size-asian="9pt" style:font-name-complex="Mangal" style:font-size-complex="9pt"/>
    </style:style>
    <style:style style:name="P10" style:family="paragraph" style:parent-style-name="Table_20_Contents">
      <style:paragraph-properties fo:text-align="end" style:justify-single-word="false"/>
      <style:text-properties style:font-name="Arial" fo:font-size="9pt" officeooo:paragraph-rsid="0020f236" style:font-name-asian="Microsoft YaHei" style:font-size-asian="9pt" style:font-name-complex="Mangal" style:font-size-complex="9pt"/>
    </style:style>
    <style:style style:name="P11" style:family="paragraph" style:parent-style-name="Table_20_Contents">
      <style:paragraph-properties fo:text-align="end" style:justify-single-word="false"/>
      <style:text-properties style:font-name="Arial" fo:font-size="9pt" officeooo:paragraph-rsid="006bd7ea" style:font-name-asian="Microsoft YaHei" style:font-size-asian="9pt" style:font-name-complex="Mangal" style:font-size-complex="9pt"/>
    </style:style>
    <style:style style:name="P12" style:family="paragraph" style:parent-style-name="Table_20_Contents">
      <style:paragraph-properties fo:text-align="end" style:justify-single-word="false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13" style:family="paragraph" style:parent-style-name="Table_20_Contents">
      <style:paragraph-properties fo:text-align="center" style:justify-single-word="false"/>
      <style:text-properties style:font-name="Arial" fo:font-size="9pt" style:font-name-asian="Microsoft YaHei" style:font-size-asian="9pt" style:font-name-complex="Mangal" style:font-size-complex="9pt"/>
    </style:style>
    <style:style style:name="P14" style:family="paragraph" style:parent-style-name="Table_20_Contents">
      <style:paragraph-properties fo:text-align="center" style:justify-single-word="false"/>
      <style:text-properties style:font-name="Arial" fo:font-size="9pt" officeooo:paragraph-rsid="0020f236" style:font-name-asian="Microsoft YaHei" style:font-size-asian="9pt" style:font-name-complex="Mangal" style:font-size-complex="9pt"/>
    </style:style>
    <style:style style:name="P15" style:family="paragraph" style:parent-style-name="Table_20_Contents">
      <style:paragraph-properties fo:text-align="center" style:justify-single-word="false"/>
      <style:text-properties style:font-name="Arial" fo:font-size="9pt" officeooo:paragraph-rsid="003078e6" style:font-name-asian="Microsoft YaHei" style:font-size-asian="9pt" style:font-name-complex="Mangal" style:font-size-complex="9pt"/>
    </style:style>
    <style:style style:name="P16" style:family="paragraph" style:parent-style-name="Table_20_Contents">
      <style:paragraph-properties fo:text-align="center" style:justify-single-word="false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17" style:family="paragraph" style:parent-style-name="Table_20_Contents">
      <style:paragraph-properties fo:text-align="start" style:justify-single-word="false"/>
      <style:text-properties style:font-name="Arial" fo:font-size="9pt" officeooo:rsid="007cdda9" officeooo:paragraph-rsid="0020f236" style:font-name-asian="Microsoft YaHei" style:font-size-asian="9pt" style:font-name-complex="Mangal" style:font-size-complex="9pt"/>
    </style:style>
    <style:style style:name="P18" style:family="paragraph" style:parent-style-name="Table_20_Contents">
      <style:paragraph-properties fo:text-align="start" style:justify-single-word="false"/>
      <style:text-properties style:font-name="Arial" fo:font-size="9pt" officeooo:rsid="0086630b" officeooo:paragraph-rsid="0086630b" style:font-name-asian="Microsoft YaHei" style:font-size-asian="9pt" style:font-name-complex="Mangal" style:font-size-complex="9pt"/>
    </style:style>
    <style:style style:name="P19" style:family="paragraph" style:parent-style-name="Table_20_Contents">
      <style:paragraph-properties fo:text-align="start" style:justify-single-word="false"/>
      <style:text-properties style:font-name="Arial" fo:font-size="9pt" officeooo:rsid="006dd5d8" officeooo:paragraph-rsid="006dd5d8" style:font-name-asian="Microsoft YaHei" style:font-size-asian="9pt" style:font-name-complex="Mangal" style:font-size-complex="9pt"/>
    </style:style>
    <style:style style:name="P20" style:family="paragraph" style:parent-style-name="Table_20_Contents">
      <style:paragraph-properties fo:text-align="center" style:justify-single-word="false"/>
      <style:text-properties style:font-name="Arial" fo:font-size="9pt" officeooo:rsid="00bcf03e" officeooo:paragraph-rsid="00bcf03e" style:font-name-asian="Microsoft YaHei" style:font-size-asian="9pt" style:font-name-complex="Mangal" style:font-size-complex="9pt"/>
    </style:style>
    <style:style style:name="P21" style:family="paragraph" style:parent-style-name="Table_20_Contents">
      <style:paragraph-properties fo:line-height="100%" fo:text-align="start" style:justify-single-word="false"/>
      <style:text-properties style:font-name="Arial" fo:font-size="9pt" fo:font-weight="bold" officeooo:paragraph-rsid="0020f236" style:font-name-asian="Microsoft YaHei" style:font-size-asian="9pt" style:font-weight-asian="bold" style:font-name-complex="Mangal" style:font-size-complex="9pt" style:font-weight-complex="bold"/>
    </style:style>
    <style:style style:name="P22" style:family="paragraph" style:parent-style-name="Table_20_Contents">
      <style:paragraph-properties fo:text-align="start" style:justify-single-word="false"/>
      <style:text-properties style:font-name="Arial" fo:font-size="9pt" fo:font-weight="bold" officeooo:paragraph-rsid="007f1cf4" style:font-name-asian="Microsoft YaHei" style:font-size-asian="9pt" style:font-weight-asian="bold" style:font-name-complex="Mangal" style:font-size-complex="9pt" style:font-weight-complex="bold"/>
    </style:style>
    <style:style style:name="P23" style:family="paragraph" style:parent-style-name="Table_20_Contents">
      <style:paragraph-properties fo:text-align="start" style:justify-single-word="false"/>
      <style:text-properties style:font-name="Arial" fo:font-size="9pt" fo:font-weight="normal" officeooo:paragraph-rsid="007f1cf4" style:font-name-asian="Microsoft YaHei" style:font-size-asian="9pt" style:font-weight-asian="normal" style:font-name-complex="Mangal" style:font-size-complex="9pt" style:font-weight-complex="normal"/>
    </style:style>
    <style:style style:name="P24" style:family="paragraph" style:parent-style-name="Table_20_Contents">
      <style:paragraph-properties fo:line-height="100%" fo:text-align="start" style:justify-single-word="false"/>
      <style:text-properties style:font-name="Arial" fo:font-size="9pt" fo:font-weight="normal" officeooo:paragraph-rsid="0020f236" style:font-name-asian="Microsoft YaHei" style:font-size-asian="9pt" style:font-weight-asian="normal" style:font-name-complex="Mangal" style:font-size-complex="9pt" style:font-weight-complex="normal"/>
    </style:style>
    <style:style style:name="P25" style:family="paragraph" style:parent-style-name="Standard">
      <style:paragraph-properties fo:text-align="center" style:justify-single-word="false"/>
      <style:text-properties style:font-name="Arial" fo:font-size="9pt" fo:font-weight="normal" officeooo:paragraph-rsid="0066c5d4" style:font-name-asian="Microsoft YaHei" style:font-size-asian="9pt" style:font-weight-asian="normal" style:font-name-complex="Mangal" style:font-size-complex="9pt" style:font-weight-complex="normal"/>
    </style:style>
    <style:style style:name="P26" style:family="paragraph" style:parent-style-name="Standard">
      <style:text-properties style:font-name="Arial" fo:font-size="6pt" fo:language="en" fo:country="US" style:text-underline-style="none" fo:font-weight="normal" officeooo:paragraph-rsid="0020f236" style:font-name-asian="Microsoft YaHei" style:font-size-asian="5.25pt" style:font-weight-asian="normal" style:font-name-complex="Mangal" style:font-size-complex="6pt" style:font-weight-complex="normal"/>
    </style:style>
    <style:style style:name="P27" style:family="paragraph" style:parent-style-name="Standard">
      <style:text-properties fo:font-size="10pt" officeooo:paragraph-rsid="0020f236" style:font-size-asian="8.75pt" style:font-size-complex="10pt"/>
    </style:style>
    <style:style style:name="P28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style="normal" fo:font-weight="normal" officeooo:paragraph-rsid="0059ed24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9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style="normal" fo:font-weight="normal" officeooo:paragraph-rsid="0072e027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30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10pt" fo:font-style="normal" style:text-underline-style="none" fo:font-weight="normal" officeooo:rsid="007cdda9" officeooo:paragraph-rsid="0106dde9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31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style="normal" fo:font-weight="bold" officeooo:rsid="0046a399" officeooo:paragraph-rsid="007cdda9" style:font-name-asian="Microsoft YaHei" style:font-size-asian="6pt" style:font-style-asian="normal" style:font-weight-asian="bold" style:font-name-complex="Mangal" style:font-size-complex="6pt" style:font-style-complex="normal" style:font-weight-complex="bold"/>
    </style:style>
    <style:style style:name="P32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7cdda9" style:font-name-asian="Microsoft YaHei" style:font-size-asian="5.25pt" style:font-weight-asian="normal" style:font-name-complex="Mangal" style:font-size-complex="6pt" style:font-weight-complex="normal"/>
    </style:style>
    <style:style style:name="P33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bd1a76" style:font-name-asian="Microsoft YaHei" style:font-size-asian="5.25pt" style:font-weight-asian="normal" style:font-name-complex="Mangal" style:font-size-complex="6pt" style:font-weight-complex="normal"/>
    </style:style>
    <style:style style:name="P34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bbd1e2" officeooo:paragraph-rsid="00bd1a76" style:font-name-asian="Microsoft YaHei" style:font-size-asian="5.25pt" style:font-weight-asian="normal" style:font-name-complex="Mangal" style:font-size-complex="6pt" style:font-weight-complex="normal"/>
    </style:style>
    <style:style style:name="P35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c24254" style:font-name-asian="Microsoft YaHei" style:font-size-asian="6pt" style:font-weight-asian="normal" style:font-name-complex="Mangal" style:font-size-complex="6pt" style:font-weight-complex="normal"/>
    </style:style>
    <style:style style:name="P36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1a07a7" style:font-name-asian="Microsoft YaHei" style:font-size-asian="6pt" style:font-weight-asian="normal" style:font-name-complex="Mangal" style:font-size-complex="6pt" style:font-weight-complex="normal"/>
    </style:style>
    <style:style style:name="P37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2pt" fo:font-style="normal" fo:font-weight="bold" officeooo:paragraph-rsid="0059ed24" style:font-name-asian="Microsoft YaHei" style:font-size-asian="12pt" style:font-style-asian="normal" style:font-weight-asian="bold" style:font-name-complex="Mangal" style:font-size-complex="12pt" style:font-style-complex="normal" style:font-weight-complex="bold"/>
    </style:style>
    <style:style style:name="P38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bold" officeooo:rsid="0046a399" officeooo:paragraph-rsid="007cdda9" style:font-name-asian="Microsoft YaHei" style:font-size-asian="7.84999990463257pt" style:font-weight-asian="bold" style:font-name-complex="Mangal" style:font-size-complex="9pt" style:font-weight-complex="bold"/>
    </style:style>
    <style:style style:name="P39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bold" officeooo:rsid="00bbd1e2" officeooo:paragraph-rsid="00bd1a76" style:font-name-asian="Microsoft YaHei" style:font-size-asian="7.84999990463257pt" style:font-weight-asian="bold" style:font-name-complex="Mangal" style:font-size-complex="9pt" style:font-weight-complex="bold"/>
    </style:style>
    <style:style style:name="P40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bd93e2" officeooo:paragraph-rsid="00c24254" style:font-name-asian="Microsoft YaHei" style:font-size-asian="9pt" style:font-weight-asian="normal" style:font-name-complex="Mangal" style:font-size-complex="9pt" style:font-weight-complex="normal"/>
    </style:style>
    <style:style style:name="P41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bbd1e2" officeooo:paragraph-rsid="00bd1a76" style:font-name-asian="Microsoft YaHei" style:font-size-asian="9pt" style:font-weight-asian="normal" style:font-name-complex="Mangal" style:font-size-complex="9pt" style:font-weight-complex="normal"/>
    </style:style>
    <style:style style:name="P42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bbd1e2" officeooo:paragraph-rsid="0104b65b" style:font-name-asian="Microsoft YaHei" style:font-size-asian="9pt" style:font-weight-asian="normal" style:font-name-complex="Mangal" style:font-size-complex="9pt" style:font-weight-complex="normal"/>
    </style:style>
    <style:style style:name="P43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1" fo:font-size="10pt" fo:font-style="normal" style:text-underline-style="none" fo:font-weight="normal" officeooo:rsid="007cdda9" officeooo:paragraph-rsid="007cdda9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44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1" fo:font-size="10pt" fo:font-style="normal" style:text-underline-style="none" fo:font-weight="normal" officeooo:paragraph-rsid="00fd8749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45" style:family="paragraph" style:parent-style-name="Standard">
      <style:paragraph-properties fo:margin-left="0in" fo:margin-right="0.1807in" fo:line-height="200%" fo:text-align="start" style:justify-single-word="false" fo:text-indent="0in" style:auto-text-indent="false"/>
      <style:text-properties style:font-name="Arial" fo:font-size="12pt" fo:font-weight="bold" officeooo:rsid="0020f236" officeooo:paragraph-rsid="006ee217" style:font-name-asian="Microsoft YaHei" style:font-size-asian="12pt" style:font-weight-asian="bold" style:font-name-complex="Mangal" style:font-size-complex="12pt" style:font-weight-complex="bold"/>
    </style:style>
    <style:style style:name="P46" style:family="paragraph" style:parent-style-name="Standard">
      <style:paragraph-properties fo:margin-left="0in" fo:margin-right="0.1807in" fo:line-height="100%" fo:text-align="start" style:justify-single-word="false" fo:text-indent="0in" style:auto-text-indent="false"/>
      <style:text-properties style:text-outline="false" style:text-line-through-style="none" style:text-line-through-type="none" style:font-name="Arial" fo:font-size="9pt" fo:font-style="normal" fo:text-shadow="none" style:text-underline-style="none" fo:font-weight="bold" officeooo:rsid="0020f236" officeooo:paragraph-rsid="0020f236" style:font-name-asian="Microsoft YaHei" style:font-size-asian="9pt" style:font-style-asian="normal" style:font-weight-asian="bold" style:font-name-complex="Mangal" style:font-size-complex="9pt" style:font-weight-complex="bold" style:text-emphasize="none"/>
    </style:style>
    <style:style style:name="P47" style:family="paragraph" style:parent-style-name="Table_20_Contents">
      <style:paragraph-properties fo:margin-left="0in" fo:margin-right="0.1807in" fo:line-height="100%" fo:text-align="start" style:justify-single-word="false" fo:text-indent="0in" style:auto-text-indent="false"/>
      <style:text-properties style:font-name="Arial1" fo:font-size="10pt" fo:font-style="normal" fo:font-weight="normal" officeooo:paragraph-rsid="007cdda9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48" style:family="paragraph" style:parent-style-name="Table_20_Contents">
      <style:paragraph-properties fo:margin-left="0in" fo:margin-right="0.1807in" fo:line-height="200%" fo:text-align="center" style:justify-single-word="false" fo:text-indent="0in" style:auto-text-indent="false"/>
      <style:text-properties fo:color="#dddddd" style:text-outline="false" style:text-line-through-style="none" style:text-line-through-type="none" style:font-name="Liberation Sans1" fo:font-size="14pt" fo:font-style="normal" fo:text-shadow="none" style:text-underline-style="none" fo:font-weight="bold" officeooo:rsid="00932e49" officeooo:paragraph-rsid="00932e49" style:font-name-asian="Microsoft YaHei" style:font-size-asian="14pt" style:font-style-asian="normal" style:font-weight-asian="bold" style:font-name-complex="Mangal" style:font-size-complex="10pt" style:font-weight-complex="bold" style:text-emphasize="none"/>
    </style:style>
    <style:style style:name="P49" style:family="paragraph" style:parent-style-name="Standard">
      <style:paragraph-properties fo:margin-left="0in" fo:margin-right="0.0008in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9pt" style:text-underline-style="none" fo:font-weight="bold" officeooo:paragraph-rsid="006b9bbe" style:font-name-asian="Arial1" style:font-size-asian="9pt" style:font-weight-asian="bold" style:font-name-complex="Arial1" style:font-size-complex="9pt" style:font-weight-complex="bold"/>
    </style:style>
    <style:style style:name="P50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9pt" style:text-underline-style="none" fo:font-weight="normal" officeooo:paragraph-rsid="006b9bbe" style:font-name-asian="Arial1" style:font-size-asian="9pt" style:font-weight-asian="normal" style:font-name-complex="Arial1" style:font-size-complex="9pt" style:font-weight-complex="normal"/>
    </style:style>
    <style:style style:name="P51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7cdda9" style:font-name-asian="Arial1" style:font-size-asian="9pt" style:font-weight-asian="normal" style:font-name-complex="Arial1" style:font-size-complex="9pt" style:font-weight-complex="normal"/>
    </style:style>
    <style:style style:name="P52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81d220" style:font-name-asian="Arial1" style:font-size-asian="9pt" style:font-weight-asian="normal" style:font-name-complex="Arial1" style:font-size-complex="9pt" style:font-weight-complex="normal"/>
    </style:style>
    <style:style style:name="P53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b47db2" style:font-name-asian="Arial1" style:font-size-asian="9pt" style:font-weight-asian="normal" style:font-name-complex="Arial1" style:font-size-complex="9pt" style:font-weight-complex="normal"/>
    </style:style>
    <style:style style:name="P54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107eef2" style:font-name-asian="Arial1" style:font-size-asian="9pt" style:font-weight-asian="normal" style:font-name-complex="Arial1" style:font-size-complex="9pt" style:font-weight-complex="normal"/>
    </style:style>
    <style:style style:name="P55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81d220" officeooo:paragraph-rsid="0081d220" style:font-name-asian="Arial1" style:font-size-asian="9pt" style:font-weight-asian="normal" style:font-name-complex="Arial1" style:font-size-complex="9pt" style:font-weight-complex="normal"/>
    </style:style>
    <style:style style:name="P56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81d220" officeooo:paragraph-rsid="00b47db2" style:font-name-asian="Arial1" style:font-size-asian="9pt" style:font-weight-asian="normal" style:font-name-complex="Arial1" style:font-size-complex="9pt" style:font-weight-complex="normal"/>
    </style:style>
    <style:style style:name="P57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7cdda9" style:font-name-asian="Microsoft YaHei" style:font-size-asian="9pt" style:font-weight-asian="normal" style:font-name-complex="Mangal" style:font-size-complex="9pt" style:font-weight-complex="normal"/>
    </style:style>
    <style:style style:name="P58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bold" officeooo:rsid="00115acf" officeooo:paragraph-rsid="007cdda9" style:font-name-asian="Microsoft YaHei" style:font-size-asian="9pt" style:font-weight-asian="bold" style:font-name-complex="Mangal" style:font-size-complex="9pt" style:font-weight-complex="bold"/>
    </style:style>
    <style:style style:name="P59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60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61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62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f1cd35" officeooo:paragraph-rsid="007cdda9" style:font-name-asian="Arial1" style:font-size-asian="9pt" style:font-weight-asian="bold" style:font-name-complex="Arial1" style:font-size-complex="9pt" style:font-weight-complex="bold"/>
    </style:style>
    <style:style style:name="P63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107132b" officeooo:paragraph-rsid="009a3986" style:font-name-asian="Arial1" style:font-size-asian="9pt" style:font-weight-asian="bold" style:font-name-complex="Arial1" style:font-size-complex="9pt" style:font-weight-complex="bold"/>
    </style:style>
    <style:style style:name="P64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107132b" officeooo:paragraph-rsid="0107132b" style:font-name-asian="Arial1" style:font-size-asian="9pt" style:font-weight-asian="bold" style:font-name-complex="Arial1" style:font-size-complex="9pt" style:font-weight-complex="bold"/>
    </style:style>
    <style:style style:name="P65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normal" officeooo:rsid="008d74ec" officeooo:paragraph-rsid="008d74ec" style:font-name-asian="Arial1" style:font-size-asian="9pt" style:font-weight-asian="normal" style:font-name-complex="Arial1" style:font-size-complex="9pt" style:font-weight-complex="normal"/>
    </style:style>
    <style:style style:name="P66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normal" officeooo:rsid="007cdda9" officeooo:paragraph-rsid="0100695b" style:font-name-asian="Arial1" style:font-size-asian="9pt" style:font-weight-asian="normal" style:font-name-complex="Arial1" style:font-size-complex="9pt" style:font-weight-complex="normal"/>
    </style:style>
    <style:style style:name="P67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81d220" style:font-name-asian="Arial1" style:font-size-asian="6pt" style:font-weight-asian="normal" style:font-name-complex="Arial1" style:font-size-complex="6pt" style:font-weight-complex="normal"/>
    </style:style>
    <style:style style:name="P68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7cdda9" style:font-name-asian="Arial1" style:font-size-asian="6pt" style:font-weight-asian="normal" style:font-name-complex="Arial1" style:font-size-complex="6pt" style:font-weight-complex="normal"/>
    </style:style>
    <style:style style:name="P69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b47db2" style:font-name-asian="Arial1" style:font-size-asian="6pt" style:font-weight-asian="normal" style:font-name-complex="Arial1" style:font-size-complex="6pt" style:font-weight-complex="normal"/>
    </style:style>
    <style:style style:name="P70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81d220" style:font-name-asian="Arial1" style:font-size-asian="5.25pt" style:font-weight-asian="normal" style:font-name-complex="Arial1" style:font-size-complex="6pt" style:font-weight-complex="normal"/>
    </style:style>
    <style:style style:name="P71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7cdda9" style:font-name-asian="Arial1" style:font-size-asian="5.25pt" style:font-weight-asian="normal" style:font-name-complex="Arial1" style:font-size-complex="6pt" style:font-weight-complex="normal"/>
    </style:style>
    <style:style style:name="P72" style:family="paragraph" style:parent-style-name="Table_20_Contents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1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73" style:family="paragraph" style:parent-style-name="Table_20_Contents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1" fo:font-size="9pt" style:text-underline-style="none" fo:font-weight="normal" officeooo:rsid="008d74ec" officeooo:paragraph-rsid="008d74ec" style:font-name-asian="Arial1" style:font-size-asian="9pt" style:font-weight-asian="normal" style:font-name-complex="Arial1" style:font-size-complex="9pt" style:font-weight-complex="normal"/>
    </style:style>
    <style:style style:name="P74" style:family="paragraph" style:parent-style-name="Table_20_Contents">
      <style:paragraph-properties fo:margin-left="0.1402in" fo:margin-right="0in" fo:line-height="100%" fo:text-align="start" style:justify-single-word="false" fo:text-indent="-0.1402in" style:auto-text-indent="false">
        <style:tab-stops/>
      </style:paragraph-properties>
      <style:text-properties style:font-name="Arial" fo:font-size="9pt" fo:font-weight="normal" officeooo:rsid="0046a399" officeooo:paragraph-rsid="001a07a7" style:font-name-asian="Microsoft YaHei" style:font-size-asian="9pt" style:font-weight-asian="normal" style:font-name-complex="Mangal" style:font-size-complex="9pt" style:font-weight-complex="normal"/>
    </style:style>
    <style:style style:name="P75" style:family="paragraph" style:parent-style-name="Table_20_Contents">
      <style:paragraph-properties fo:margin-top="0.0398in" fo:margin-bottom="0.0398in" loext:contextual-spacing="false" fo:text-align="end" style:justify-single-word="false"/>
      <style:text-properties style:font-name="Arial" fo:font-size="9pt" style:text-underline-style="none" fo:font-weight="bold" officeooo:paragraph-rsid="007cdda9" style:font-name-asian="Arial1" style:font-size-asian="9pt" style:font-weight-asian="bold" style:font-name-complex="Arial1" style:font-size-complex="9pt" style:font-weight-complex="bold"/>
    </style:style>
    <style:style style:name="P76" style:family="paragraph" style:parent-style-name="Table_20_Contents">
      <style:paragraph-properties fo:margin-top="0.0398in" fo:margin-bottom="0.0398in" loext:contextual-spacing="false" fo:text-align="end" style:justify-single-word="false"/>
      <style:text-properties style:font-name="Arial" fo:font-size="9pt" fo:font-weight="bold" officeooo:paragraph-rsid="0084b175" style:font-name-asian="Microsoft YaHei" style:font-size-asian="9pt" style:font-weight-asian="bold" style:font-name-complex="Mangal" style:font-size-complex="9pt" style:font-weight-complex="bold"/>
    </style:style>
    <style:style style:name="P77" style:family="paragraph" style:parent-style-name="Table_20_Contents">
      <style:paragraph-properties fo:margin-top="0.0398in" fo:margin-bottom="0.0398in" loext:contextual-spacing="false" fo:text-align="end" style:justify-single-word="false"/>
      <style:text-properties style:font-name="Arial" fo:font-size="9pt" fo:font-weight="bold" officeooo:paragraph-rsid="010977aa" style:font-name-asian="Arial1" style:font-size-asian="9pt" style:font-weight-asian="bold" style:font-name-complex="Arial1" style:font-size-complex="9pt" style:font-weight-complex="bold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10977aa"/>
    </style:style>
    <style:style style:name="T3" style:family="text">
      <style:text-properties style:text-outline="false" style:text-line-through-style="none" style:text-line-through-type="none" style:font-name="Liberation Sans1" fo:font-style="normal" fo:text-shadow="none" style:text-underline-style="none" style:font-style-asian="normal" style:text-emphasize="none"/>
    </style:style>
    <style:style style:name="T4" style:family="text">
      <style:text-properties style:text-outline="false" style:text-line-through-style="none" style:text-line-through-type="none" style:font-name="Liberation Sans1" fo:font-style="normal" fo:text-shadow="none" style:text-underline-style="none" officeooo:rsid="00afcc08" style:font-style-asian="normal" style:text-emphasize="none"/>
    </style:style>
    <style:style style:name="T5" style:family="text">
      <style:text-properties officeooo:rsid="004725a2"/>
    </style:style>
    <style:style style:name="T6" style:family="text">
      <style:text-properties fo:font-weight="bold" style:font-name-asian="Microsoft YaHei" style:font-weight-asian="bold" style:font-name-complex="Mangal" style:font-weight-complex="bold"/>
    </style:style>
    <style:style style:name="T7" style:family="text">
      <style:text-properties fo:font-weight="bold" officeooo:rsid="010f3017" style:font-name-asian="Microsoft YaHei" style:font-weight-asian="bold" style:font-name-complex="Mangal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81d220" style:font-weight-asian="bold" style:font-weight-complex="bold"/>
    </style:style>
    <style:style style:name="T10" style:family="text">
      <style:text-properties fo:font-weight="bold" officeooo:rsid="0107eef2" style:font-weight-asian="bold" style:font-weight-complex="bold"/>
    </style:style>
    <style:style style:name="T11" style:family="text">
      <style:text-properties style:font-name-asian="Microsoft YaHei" style:font-name-complex="Mangal"/>
    </style:style>
    <style:style style:name="T12" style:family="text">
      <style:text-properties fo:font-weight="normal" style:font-name-asian="Microsoft YaHei" style:font-weight-asian="normal" style:font-name-complex="Mangal" style:font-weight-complex="normal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style:font-name="Arial1" style:text-underline-style="none"/>
    </style:style>
    <style:style style:name="T15" style:family="text">
      <style:text-properties style:font-name="Arial1" style:font-name-asian="Microsoft YaHei" style:font-name-complex="Mangal"/>
    </style:style>
    <style:style style:name="T16" style:family="text">
      <style:text-properties style:font-name="Arial" fo:font-size="6pt" fo:font-weight="bold" officeooo:rsid="0046a399" style:font-size-asian="6pt" style:font-weight-asian="bold" style:font-size-complex="6pt" style:font-weight-complex="bold"/>
    </style:style>
    <style:style style:name="T17" style:family="text">
      <style:text-properties style:font-name="Arial" fo:font-weight="bold" officeooo:rsid="00245a79" style:font-weight-asian="bold" style:font-weight-complex="bold"/>
    </style:style>
    <style:style style:name="T18" style:family="text">
      <style:text-properties style:font-name="Arial" officeooo:rsid="00fd8749"/>
    </style:style>
    <style:style style:name="T19" style:family="text">
      <style:text-properties officeooo:rsid="009a3986"/>
    </style:style>
    <style:style style:name="T20" style:family="text">
      <style:text-properties officeooo:rsid="00e4fbe7"/>
    </style:style>
    <style:style style:name="T21" style:family="text">
      <style:text-properties officeooo:rsid="01151d2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header-rows>
          <table:table-row table:style-name="Table1.1">
            <table:table-cell table:style-name="Table1.A1" table:number-columns-spanned="2" office:value-type="string">
              <text:p text:style-name="P1"><text:text-input text:description="&lt;setLang(o.partner_id.lang or 'en_US') and ''&gt;">set locale</text:text-input></text:p>
            </table:table-cell>
            <table:covered-table-cell/>
          </table:table-row>
        </table:table-header-rows>
        <table:table-row>
          <table:table-cell table:style-name="Table1.A1" office:value-type="string">
            <text:p text:style-name="P37"><text:text-input text:description="&lt;o.partner_id.name or ''&gt;">Partner Name</text:text-input></text:p>
            <text:p text:style-name="P28"><text:text-input text:description="&lt;o.partner_id.street or ''&gt;">Partner street</text:text-input></text:p>
            <text:p text:style-name="P29"><text:text-input text:description="&lt;o.partner_id.zip or ''&gt;">ZipCode</text:text-input> <text:text-input text:description="&lt;o.partner_id.city or ''&gt;">City</text:text-input></text:p>
            <text:p text:style-name="P47"><text:text-input text:description="&lt;o.partner_id.country_id.name or ''&gt;">Country</text:text-input></text:p>
            <text:p text:style-name="P31"><text:text-input text:description="&lt;if test=&quot;o.partner_shipping_id.child_ids&quot;&gt;">test</text:text-input></text:p>
            <text:p text:style-name="P30"><text:span text:style-name="T21"><text:text-input text:description="&lt;_(&quot;To&quot;)&gt;">To</text:text-input></text:span>: <text:text-input text:description="&lt;o.partner_shipping_id.child_ids[0].name or ''&gt;">contact_name</text:text-input></text:p>
            <text:p text:style-name="P43"><text:span text:style-name="T16"><text:text-input text:description="&lt;/if&gt;">endtest</text:text-input></text:span> </text:p>
            <text:p text:style-name="P44"><text:span text:style-name="T18"><text:text-input text:description="&lt;_(&quot;VAT no.&quot;)&gt;">VAT no.</text:text-input></text:span><text:span text:style-name="T18">:</text:span><text:span text:style-name="T17"> </text:span><text:text-input text:description="&lt;(o.partner_id.vat.replace('HR','') or '')&gt;">VAT</text:text-input></text:p>
          </table:table-cell>
          <table:table-cell table:style-name="Table1.A1" office:value-type="string">
            <text:p text:style-name="P49"><text:text-input text:description="&lt;_(&quot;Date offer&quot;)&gt;">Date offer</text:text-input>: <text:span text:style-name="T12"><text:text-input text:description="&lt;formatLang(o.date_order or '',date=True)&gt;">date</text:text-input></text:span></text:p>
            <text:p text:style-name="P50"><text:span text:style-name="T7"><text:text-input text:description="&lt;_(&quot;Salesman&quot;)&gt;">Salesman</text:text-input></text:span><text:span text:style-name="T6">:</text:span><text:span text:style-name="T11"> </text:span><text:span text:style-name="T11"><text:text-input text:description="&lt;o.user_id.name or ''&gt;">user_id.name</text:text-input></text:span></text:p>
          </table:table-cell>
        </table:table-row>
      </table:table>
      <text:p text:style-name="P48"/>
      <table:table table:name="Table4" table:style-name="Table4">
        <table:table-column table:style-name="Table4.A"/>
        <table:table-row>
          <table:table-cell table:style-name="Table4.A1" office:value-type="string">
            <text:p text:style-name="P45"><text:span text:style-name="T4"><text:text-input text:description="&lt; _(&quot;Quotation&quot;)&gt;">Quotation</text:text-input></text:span><text:span text:style-name="T3">: </text:span><text:span text:style-name="T3"><text:text-input text:description="&lt;o.name or ''&gt;">name</text:text-input></text:span></text:p>
          </table:table-cell>
        </table:table-row>
      </table:table>
      <text:p text:style-name="P46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D"/>
        <table:table-column table:style-name="Table2.H"/>
        <table:table-row>
          <table:table-cell table:style-name="Table2.A1" office:value-type="string">
            <text:p text:style-name="P59"><text:text-input text:description="&lt;_(&quot;Item&quot;)&gt;">Item</text:text-input></text:p>
          </table:table-cell>
          <table:table-cell table:style-name="Table2.B1" office:value-type="string">
            <text:p text:style-name="P60"><text:text-input text:description="&lt;_(&quot;Product&quot;)&gt;">Product</text:text-input></text:p>
          </table:table-cell>
          <table:table-cell table:style-name="Table2.B1" office:value-type="string">
            <text:p text:style-name="P59"><text:text-input text:description="&lt;_(&quot;Qty&quot;)&gt;">Qty</text:text-input></text:p>
          </table:table-cell>
          <table:table-cell table:style-name="Table2.B1" office:value-type="string">
            <text:p text:style-name="P62"><text:text-input text:description="&lt;_(&quot;UoM&quot;)&gt;">UoM</text:text-input></text:p>
          </table:table-cell>
          <table:table-cell table:style-name="Table2.B1" office:value-type="string">
            <text:p text:style-name="P61"><text:text-input text:description="&lt;_(&quot;Unit price&quot;)&gt;">Unit price</text:text-input></text:p>
          </table:table-cell>
          <table:table-cell table:style-name="Table2.B1" office:value-type="string">
            <text:p text:style-name="P72"><text:text-input text:description="&lt;_(&quot;Total&quot;)&gt;">Total</text:text-input></text:p>
          </table:table-cell>
          <table:table-cell table:style-name="Table2.B1" office:value-type="string">
            <text:p text:style-name="P63"><text:text-input text:description="&lt;_(&quot;Disc.&quot;)&gt;">Disc.</text:text-input></text:p>
          </table:table-cell>
          <table:table-cell table:style-name="Table2.H1" office:value-type="string">
            <text:p text:style-name="P64"><text:text-input text:description="&lt;_(&quot;Total with discount&quot;)&gt;">Total with discount</text:text-input></text:p>
          </table:table-cell>
        </table:table-row>
        <table:table-row>
          <table:table-cell table:style-name="Table2.A2" office:value-type="string">
            <text:p text:style-name="P59"/>
          </table:table-cell>
          <table:table-cell table:style-name="Table2.B2" office:value-type="string">
            <text:p text:style-name="P60"/>
          </table:table-cell>
          <table:table-cell table:style-name="Table2.B2" office:value-type="string">
            <text:p text:style-name="P59"/>
          </table:table-cell>
          <table:table-cell table:style-name="Table2.B2" office:value-type="string">
            <text:p text:style-name="P59"/>
          </table:table-cell>
          <table:table-cell table:style-name="Table2.B2" office:value-type="string">
            <text:p text:style-name="P65">[<text:span text:style-name="T15"><text:text-input text:description="&lt;objects.currency_id.name or ''&gt;">curr</text:text-input></text:span>]</text:p>
          </table:table-cell>
          <table:table-cell table:style-name="Table2.B2" office:value-type="string">
            <text:p text:style-name="P73">[<text:span text:style-name="T11"><text:text-input text:description="&lt;objects.currency_id.name or ''&gt;">curr</text:text-input></text:span>]</text:p>
          </table:table-cell>
          <table:table-cell table:style-name="Table2.B2" office:value-type="string">
            <text:p text:style-name="P66"><text:span text:style-name="T19">[</text:span>%<text:span text:style-name="T19">]</text:span></text:p>
          </table:table-cell>
          <table:table-cell table:style-name="Table2.H2" office:value-type="string">
            <text:p text:style-name="P65">[<text:span text:style-name="T15"><text:text-input text:description="&lt;objects.currency_id.name or ''&gt;">curr</text:text-input></text:span>]</text:p>
          </table:table-cell>
        </table:table-row>
        <table:table-row>
          <table:table-cell table:style-name="Table2.A3" office:value-type="string">
            <text:p text:style-name="P7"><text:text-input text:description="&lt;for each=&quot;price in o.price_data_sale_ids&quot;&gt;">For line</text:text-input></text:p>
          </table:table-cell>
          <table:table-cell table:style-name="Table2.B3" office:value-type="string">
            <text:p text:style-name="P16"/>
          </table:table-cell>
          <table:table-cell table:style-name="Table2.C3" office:value-type="string">
            <text:p text:style-name="P16"/>
          </table:table-cell>
          <table:table-cell table:style-name="Table2.D3" office:value-type="string">
            <text:p text:style-name="P16"/>
          </table:table-cell>
          <table:table-cell table:style-name="Table2.E3" office:value-type="string">
            <text:p text:style-name="P12"/>
          </table:table-cell>
          <table:table-cell table:style-name="Table2.F3" office:value-type="string">
            <text:p text:style-name="P12"/>
          </table:table-cell>
          <table:table-cell table:style-name="Table2.G3" office:value-type="string">
            <text:p text:style-name="P12"/>
          </table:table-cell>
          <table:table-cell table:style-name="Table2.H3" office:value-type="string">
            <text:p text:style-name="P12"/>
          </table:table-cell>
        </table:table-row>
        <table:table-row>
          <table:table-cell table:style-name="Table2.A4" table:number-columns-spanned="8" office:value-type="string">
            <text:p text:style-name="P19"><text:text-input text:description="&lt;price.description or ''&gt;">Pric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7" office:value-type="string">
            <text:p text:style-name="P7"><text:text-input text:description="&lt;/for&gt;">End For line</text:text-input></text:p>
          </table:table-cell>
          <table:table-cell table:style-name="Table2.B5" office:value-type="string">
            <text:p text:style-name="P16"/>
          </table:table-cell>
          <table:table-cell table:style-name="Table2.C5" office:value-type="string">
            <text:p text:style-name="P16"/>
          </table:table-cell>
          <table:table-cell table:style-name="Table2.D5" office:value-type="string">
            <text:p text:style-name="P16"/>
          </table:table-cell>
          <table:table-cell table:style-name="Table2.E5" office:value-type="string">
            <text:p text:style-name="P12"/>
          </table:table-cell>
          <table:table-cell table:style-name="Table2.F5" office:value-type="string">
            <text:p text:style-name="P12"/>
          </table:table-cell>
          <table:table-cell table:style-name="Table2.G5" office:value-type="string">
            <text:p text:style-name="P16"/>
          </table:table-cell>
          <table:table-cell table:style-name="Table2.H5" office:value-type="string">
            <text:p text:style-name="P12"/>
          </table:table-cell>
        </table:table-row>
        <table:table-row>
          <table:table-cell table:style-name="Table2.A6" table:number-columns-spanned="8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7" office:value-type="string">
            <text:p text:style-name="P5"><text:text-input text:description="&lt;for each=&quot;line in o.order_line&quot;&gt;">For line</text:text-input></text:p>
          </table:table-cell>
          <table:table-cell table:style-name="Table2.B7" office:value-type="string">
            <text:p text:style-name="P13"/>
          </table:table-cell>
          <table:table-cell table:style-name="Table2.C7" office:value-type="string">
            <text:p text:style-name="P13"/>
          </table:table-cell>
          <table:table-cell table:style-name="Table2.D7" office:value-type="string">
            <text:p text:style-name="P13"/>
          </table:table-cell>
          <table:table-cell table:style-name="Table2.E7" office:value-type="string">
            <text:p text:style-name="P9"/>
          </table:table-cell>
          <table:table-cell table:style-name="Table2.F7" office:value-type="string">
            <text:p text:style-name="P9"/>
          </table:table-cell>
          <table:table-cell table:style-name="Table2.G7" office:value-type="string">
            <text:p text:style-name="P20"/>
          </table:table-cell>
          <table:table-cell table:style-name="Table2.H7" office:value-type="string">
            <text:p text:style-name="P9"/>
          </table:table-cell>
        </table:table-row>
        <table:table-row>
          <table:table-cell table:style-name="Table2.A8" office:value-type="string">
            <text:p text:style-name="P15"><text:text-input text:description="&lt;str(o.order_line._ids.index(line.id)+1)&gt;">rbr</text:text-input>.</text:p>
          </table:table-cell>
          <table:table-cell table:style-name="Table2.A8" office:value-type="string">
            <text:p text:style-name="P17"><text:text-input text:description="&lt;if test=&quot;line.product_id.description&quot;&gt;">test_description</text:text-input></text:p>
            <text:p text:style-name="P17"><text:text-input text:description="&lt;line.product_id.description or ''&gt;">Product Name</text:text-input></text:p>
            <text:p text:style-name="P18"><text:text-input text:description="&lt;/if&gt;">end_test</text:text-input></text:p>
            <text:p text:style-name="P18"><text:text-input text:description="&lt;line.name or ''&gt;">line_description</text:text-input></text:p>
          </table:table-cell>
          <table:table-cell table:style-name="Table2.A8" office:value-type="string">
            <text:p text:style-name="P25"><text:text-input text:description="&lt;formatLang(line.quantity, digits=2) or ''&gt;">qty</text:text-input></text:p>
          </table:table-cell>
          <table:table-cell table:style-name="Table2.A8" office:value-type="string">
            <text:p text:style-name="P25"><text:text-input text:description="&lt;line.uom_id.name or ''&gt;">uom</text:text-input></text:p>
          </table:table-cell>
          <table:table-cell table:style-name="Table2.A8" office:value-type="string">
            <text:p text:style-name="P10"><text:text-input text:description="&lt;formatLang(line.price_unit, digits=2) or ''&gt;">Price unit</text:text-input> </text:p>
          </table:table-cell>
          <table:table-cell table:style-name="Table2.A8" office:value-type="string">
            <text:p text:style-name="P11"><text:text-input text:description="&lt;formatLang(line.price_unit*line.quantity,digits=2) or ''&gt;">price_unit</text:text-input></text:p>
          </table:table-cell>
          <table:table-cell table:style-name="Table2.A8" office:value-type="string">
            <text:p text:style-name="P10"><text:text-input text:description="&lt;formatLang(line.discount, digits=3) or ''&gt;">discount</text:text-input></text:p>
          </table:table-cell>
          <table:table-cell table:style-name="Table2.A8" office:value-type="string">
            <text:p text:style-name="P10"><text:span text:style-name="T5"><text:text-input text:description="&lt;formatLang(line.amount,digits=2) or ''&gt;">amount</text:text-input></text:span> </text:p>
          </table:table-cell>
        </table:table-row>
        <table:table-row>
          <table:table-cell table:style-name="Table2.A9" office:value-type="string">
            <text:p text:style-name="P6"><text:text-input text:description="&lt;/for&gt;">End For line</text:text-input></text:p>
          </table:table-cell>
          <table:table-cell table:style-name="Table2.A9" office:value-type="string">
            <text:p text:style-name="P5"/>
          </table:table-cell>
          <table:table-cell table:style-name="Table2.A9" office:value-type="string">
            <text:p text:style-name="P5"/>
          </table:table-cell>
          <table:table-cell table:style-name="Table2.A9" office:value-type="string">
            <text:p text:style-name="P14"/>
          </table:table-cell>
          <table:table-cell table:style-name="Table2.A9" office:value-type="string">
            <text:p text:style-name="P10"/>
          </table:table-cell>
          <table:table-cell table:style-name="Table2.A9" office:value-type="string">
            <text:p text:style-name="P10"/>
          </table:table-cell>
          <table:table-cell table:style-name="Table2.A9" office:value-type="string">
            <text:p text:style-name="P10"/>
          </table:table-cell>
          <table:table-cell table:style-name="Table2.A9" office:value-type="string">
            <text:p text:style-name="P10"/>
          </table:table-cell>
        </table:table-row>
        <table:table-row>
          <table:table-cell table:style-name="Table2.A9" table:number-columns-spanned="6" office:value-type="string">
            <text:p text:style-name="P75"><text:text-input text:description="&lt;_(&quot;TOTAL DISCOUNT&quot;)&gt;">TOTAL DISCOUNT</text:text-input>:</text:p>
            <text:p text:style-name="P77"><text:span text:style-name="T2"><text:text-input text:description="&lt;_(&quot;TOTAL WITH DISCOUNT&quot;)&gt;">TOTAL WITH DISCOUNT</text:text-input></text:span><text:span text:style-name="T1">: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2.A9" table:number-columns-spanned="2" office:value-type="string">
            <text:p text:style-name="P76"><text:text-input text:description="&lt;formatLang(o.list_amount-o.amount_untaxed, digits=2) or ''&gt;">total discount</text:text-input> <text:text-input text:description="&lt;objects.currency_id.name or ''&gt;">curr</text:text-input></text:p>
            <text:p text:style-name="P76"><text:text-input text:description="&lt;formatLang(o.amount_untaxed, digits=2) or ''&gt;">untaxed</text:text-input> <text:span text:style-name="T14"><text:text-input text:description="&lt;objects.currency_id.name or ''&gt;">curr</text:text-input></text:span></text:p>
          </table:table-cell>
          <table:covered-table-cell/>
        </table:table-row>
      </table:table>
      <text:p text:style-name="P26"/>
      <table:table table:name="Tablica7" table:style-name="Tablica7">
        <table:table-column table:style-name="Tablica7.A"/>
        <table:table-column table:style-name="Tablica7.B"/>
        <table:table-row table:style-name="Tablica7.1">
          <table:table-cell table:style-name="Tablica7.A1" office:value-type="string">
            <text:p text:style-name="P41"><text:span text:style-name="T8"><text:text-input text:description="&lt;_(&quot;Exchange rate&quot;)&gt;">Exchange rate</text:text-input></text:span><text:span text:style-name="T8">:</text:span> </text:p>
          </table:table-cell>
          <table:table-cell table:style-name="Tablica7.A1" office:value-type="string">
            <text:p text:style-name="P42"><text:span text:style-name="T20">1 </text:span><text:span text:style-name="T20"><text:text-input text:description="&lt;o.currency_id.name or ''&gt;">Document currency</text:text-input></text:span><text:span text:style-name="T20"> = </text:span><text:span text:style-name="T20"><text:text-input text:description="&lt;o.lcy_rate&gt;">lcy_rate</text:text-input></text:span><text:span text:style-name="T20"> </text:span><text:span text:style-name="T20"><text:text-input text:description="&lt;company.currency_id.name or ''&gt;">Company currency</text:text-input></text:span><text:span text:style-name="T20"> </text:span><text:span text:style-name="T20"><text:text-input text:description="&lt; _('on date ')&gt;">on date</text:text-input></text:span><text:span text:style-name="T20"> </text:span><text:span text:style-name="T20"><text:text-input text:description="&lt;formatLang(o.lcy_date or '',date=True)&gt;">lcy_date</text:text-input></text:span></text:p>
          </table:table-cell>
        </table:table-row>
        <table:table-row table:style-name="Tablica7.1">
          <table:table-cell table:style-name="Tablica7.A1" table:number-columns-spanned="2" office:value-type="string">
            <text:p text:style-name="P34"><text:text-input text:description="&lt;if test=&quot;o.price_ids&quot;&gt;">if price_ids</text:text-input></text:p>
          </table:table-cell>
          <table:covered-table-cell/>
        </table:table-row>
        <table:table-row table:style-name="Tablica7.1">
          <table:table-cell table:style-name="Tablica7.A3" office:value-type="string">
            <text:p text:style-name="P39"><text:text-input text:description="&lt;_(&quot;Price description:&quot;)&gt;">Price description:</text:text-input></text:p>
          </table:table-cell>
          <table:table-cell table:style-name="Tablica7.A3" office:value-type="string">
            <text:p text:style-name="P35"><text:text-input text:description="&lt;for each=&quot;price in o.price_ids&quot;&gt;">For line</text:text-input></text:p>
            <text:p text:style-name="P40"><text:text-input text:description="&lt;price.description or ''&gt;">price_description</text:text-input></text:p>
            <text:p text:style-name="P35"><text:text-input text:description="&lt;/for&gt;">End For line</text:text-input></text:p>
          </table:table-cell>
        </table:table-row>
        <table:table-row table:style-name="Tablica7.4">
          <table:table-cell table:style-name="Tablica7.A1" table:number-columns-spanned="2" office:value-type="string">
            <text:p text:style-name="P33"><text:text-input text:description="&lt;/if&gt;">end if</text:text-input></text:p>
          </table:table-cell>
          <table:covered-table-cell/>
        </table:table-row>
      </table:table>
      <table:table table:name="Tablica1" table:style-name="Tablica1">
        <table:table-column table:style-name="Tablica1.A"/>
        <table:table-column table:style-name="Tablica1.B"/>
        <table:table-row table:style-name="Tablica1.1">
          <table:table-cell table:style-name="Tablica1.A1" table:number-columns-spanned="2" office:value-type="string">
            <text:p text:style-name="P68"><text:text-input text:description="&lt;if test=&quot;o.delivery_time_data&quot;&gt;">if delivery_time_data</text:text-input></text:p>
          </table:table-cell>
          <table:covered-table-cell/>
        </table:table-row>
        <table:table-row table:style-name="Tablica1.1">
          <table:table-cell table:style-name="Tablica1.A1" office:value-type="string">
            <text:p text:style-name="P51"><text:span text:style-name="T8"><text:text-input text:description="&lt;_(&quot;Delivery period&quot;)&gt;">Delivery period</text:text-input></text:span><text:span text:style-name="T8">:</text:span> </text:p>
          </table:table-cell>
          <table:table-cell table:style-name="Tablica1.A1" office:value-type="string">
            <text:p text:style-name="P51"><text:text-input text:description="&lt;o.delivery_time_data or ''&gt;">delivery_time_data</text:text-input></text:p>
          </table:table-cell>
        </table:table-row>
        <table:table-row table:style-name="Tablica1.1">
          <table:table-cell table:style-name="Tablica1.A1" table:number-columns-spanned="2" office:value-type="string">
            <text:p text:style-name="P68"><text:text-input text:description="&lt;/if&gt;">end if</text:text-input></text:p>
          </table:table-cell>
          <table:covered-table-cell/>
        </table:table-row>
        <table:table-row table:style-name="Tablica1.1">
          <table:table-cell table:style-name="Tablica1.A1" table:number-columns-spanned="2" office:value-type="string">
            <text:p text:style-name="P67"><text:text-input text:description="&lt;if test=&quot;o.place_of_delivery_data&quot;&gt;">if place_of_delivery_data</text:text-input></text:p>
          </table:table-cell>
          <table:covered-table-cell/>
        </table:table-row>
        <table:table-row table:style-name="Tablica1.1">
          <table:table-cell table:style-name="Tablica1.A1" office:value-type="string">
            <text:p text:style-name="P52"><text:span text:style-name="T9"><text:text-input text:description="&lt;_(&quot;Delivery location&quot;)&gt;">Delivery location</text:text-input></text:span><text:span text:style-name="T8">:</text:span> </text:p>
          </table:table-cell>
          <table:table-cell table:style-name="Tablica1.A1" office:value-type="string">
            <text:p text:style-name="P55"><text:text-input text:description="&lt;o.place_of_delivery_data or ''&gt;">place_of_delivery_data</text:text-input></text:p>
          </table:table-cell>
        </table:table-row>
        <table:table-row table:style-name="Tablica1.1">
          <table:table-cell table:style-name="Tablica1.A1" table:number-columns-spanned="2" office:value-type="string">
            <text:p text:style-name="P67"><text:text-input text:description="&lt;/if&gt;">end if</text:text-input></text:p>
          </table:table-cell>
          <table:covered-table-cell/>
        </table:table-row>
      </table:table>
      <table:table table:name="Tablica4" table:style-name="Tablica4">
        <table:table-column table:style-name="Tablica4.A"/>
        <table:table-column table:style-name="Tablica4.B"/>
        <text:soft-page-break/>
        <table:table-row table:style-name="Tablica4.1">
          <table:table-cell table:style-name="Tablica4.A1" table:number-columns-spanned="2" office:value-type="string">
            <text:p text:style-name="P70"><text:text-input text:description="&lt;if test=&quot;o.offer_validity_data&quot;&gt;">if offer_validity_data</text:text-input></text:p>
          </table:table-cell>
          <table:covered-table-cell/>
        </table:table-row>
        <table:table-row table:style-name="Tablica4.1">
          <table:table-cell table:style-name="Tablica4.A1" office:value-type="string">
            <text:p text:style-name="P54"><text:span text:style-name="T10"><text:text-input text:description="&lt;_(&quot;Lead time&quot;)&gt;">Lead time</text:text-input></text:span><text:span text:style-name="T8">:</text:span></text:p>
          </table:table-cell>
          <table:table-cell table:style-name="Tablica4.A1" office:value-type="string">
            <text:p text:style-name="P55"><text:text-input text:description="&lt;o.offer_validity_data or ''&gt;">offer_validity_data</text:text-input></text:p>
          </table:table-cell>
        </table:table-row>
        <table:table-row table:style-name="Tablica4.1">
          <table:table-cell table:style-name="Tablica4.A1" table:number-columns-spanned="2" office:value-type="string">
            <text:p text:style-name="P67"><text:text-input text:description="&lt;/if&gt;">end if</text:text-input></text:p>
          </table:table-cell>
          <table:covered-table-cell/>
        </table:table-row>
        <table:table-row>
          <table:table-cell table:style-name="Tablica4.A1" table:number-columns-spanned="2" office:value-type="string">
            <text:p text:style-name="P71"><text:text-input text:description="&lt;if test=&quot;o.payment_term.name&quot;&gt;">if payment_term.name</text:text-input></text:p>
          </table:table-cell>
          <table:covered-table-cell/>
        </table:table-row>
        <table:table-row>
          <table:table-cell table:style-name="Tablica4.A1" office:value-type="string">
            <text:p text:style-name="P58"><text:text-input text:description="&lt;_(&quot;Payment&quot;)&gt;">Payment</text:text-input>:</text:p>
          </table:table-cell>
          <table:table-cell table:style-name="Tablica4.A1" office:value-type="string">
            <text:p text:style-name="P57"><text:text-input text:description="&lt;o.payment_term.name or ''&gt;">payment_term</text:text-input></text:p>
          </table:table-cell>
        </table:table-row>
        <table:table-row>
          <table:table-cell table:style-name="Tablica4.A1" table:number-columns-spanned="2" office:value-type="string">
            <text:p text:style-name="P71"><text:text-input text:description="&lt;/if&gt;">end if</text:text-input></text:p>
          </table:table-cell>
          <table:covered-table-cell/>
        </table:table-row>
        <table:table-row>
          <table:table-cell table:style-name="Tablica4.A1" table:number-columns-spanned="2" office:value-type="string">
            <text:p text:style-name="P2"><text:text-input text:description="&lt;if test=&quot;o.parity_data&quot;&gt;">if parity_data</text:text-input></text:p>
          </table:table-cell>
          <table:covered-table-cell/>
        </table:table-row>
        <table:table-row>
          <table:table-cell table:style-name="Tablica4.A1" office:value-type="string">
            <text:p text:style-name="P21"><text:text-input text:description="&lt;_(&quot;Parity&quot;)&gt;">Parity</text:text-input>:</text:p>
          </table:table-cell>
          <table:table-cell table:style-name="Tablica4.A1" office:value-type="string">
            <text:p text:style-name="P24"><text:text-input text:description="&lt;o.parity_data or ''&gt;">parity_data</text:text-input></text:p>
          </table:table-cell>
        </table:table-row>
        <table:table-row>
          <table:table-cell table:style-name="Tablica4.A1" table:number-columns-spanned="2" office:value-type="string">
            <text:p text:style-name="P2"><text:text-input text:description="&lt;/if&gt;">end if</text:text-input></text:p>
          </table:table-cell>
          <table:covered-table-cell/>
        </table:table-row>
      </table:table>
      <table:table table:name="Tablica2" table:style-name="Tablica2">
        <table:table-column table:style-name="Tablica2.A"/>
        <table:table-column table:style-name="Tablica2.B"/>
        <table:table-row>
          <table:table-cell table:style-name="Tablica2.A1" table:number-columns-spanned="2" office:value-type="string">
            <text:p text:style-name="P2"><text:text-input text:description="&lt;if test=&quot;o.partner_bank_id&quot;&gt;">if partner_bank_id</text:text-input></text:p>
          </table:table-cell>
          <table:covered-table-cell/>
        </table:table-row>
        <table:table-row table:style-name="Tablica2.2">
          <table:table-cell table:style-name="Tablica2.A2" office:value-type="string">
            <text:p text:style-name="P21"><text:text-input text:description="&lt;_(&quot;Payment on bank account&quot;)&gt;">Payment on bank account</text:text-input>:</text:p>
          </table:table-cell>
          <table:table-cell table:style-name="Tablica2.A2" office:value-type="string">
            <text:p text:style-name="P23"><text:text-input text:description="&lt;_(&quot;IBAN&quot;)&gt;">_IBAN</text:text-input>: <text:text-input text:description="&lt;o.partner_bank_id.acc_number or ''&gt;">bank_acc_number</text:text-input></text:p>
            <text:p text:style-name="P8"><text:span text:style-name="T13"><text:text-input text:description="&lt;o.partner_bank_id.bank.name or ''&gt;">bank_name</text:text-input></text:span><text:span text:style-name="T13">, </text:span><text:span text:style-name="T13"><text:text-input text:description="&lt;o.partner_bank_id.bank.street or ''&gt;">bank_street</text:text-input></text:span><text:span text:style-name="T13">, </text:span><text:span text:style-name="T13"><text:text-input text:description="&lt;o.partner_bank_id.bank.zip or ''&gt;">bank_zip</text:text-input></text:span><text:span text:style-name="T13"> </text:span><text:span text:style-name="T13"><text:text-input text:description="&lt;o.partner_bank_id.bank.city or ''&gt;">bank_city</text:text-input></text:span></text:p>
            <text:p text:style-name="P22"><text:span text:style-name="T13"><text:text-input text:description="&lt;_(&quot;SWIFT&quot;)&gt;">_SWIFT</text:text-input></text:span><text:span text:style-name="T13">:</text:span> <text:span text:style-name="T13"><text:text-input text:description="&lt;o.partner_bank_id.bank.bic or ''&gt;">bank_bic</text:text-input></text:span></text:p>
          </table:table-cell>
        </table:table-row>
        <table:table-row>
          <table:table-cell table:style-name="Tablica2.A2" table:number-columns-spanned="2" office:value-type="string">
            <text:p text:style-name="P3"><text:text-input text:description="&lt;/if&gt;">end if</text:text-input></text:p>
          </table:table-cell>
          <table:covered-table-cell/>
        </table:table-row>
      </table:table>
      <table:table table:name="Tablica9" table:style-name="Tablica9">
        <table:table-column table:style-name="Tablica9.A"/>
        <table:table-column table:style-name="Tablica9.B"/>
        <table:table-row table:style-name="Tablica9.1">
          <table:table-cell table:style-name="Tablica9.A1" table:number-columns-spanned="2" office:value-type="string">
            <text:p text:style-name="P32"><text:text-input text:description="&lt;if test=&quot;o.certificate_ids&quot;&gt;">if certificate_ids</text:text-input></text:p>
          </table:table-cell>
          <table:covered-table-cell/>
        </table:table-row>
        <table:table-row table:style-name="Tablica9.1">
          <table:table-cell table:style-name="Tablica9.A2" office:value-type="string">
            <text:p text:style-name="P38"><text:text-input text:description="&lt;_(&quot;Licence description&quot;)&gt;">Licence description</text:text-input>:</text:p>
          </table:table-cell>
          <table:table-cell table:style-name="Tablica9.A2" office:value-type="string">
            <text:p text:style-name="P36"><text:text-input text:description="&lt;for each=&quot;cert in o.certificate_ids&quot;&gt;">For line</text:text-input></text:p>
            <text:p text:style-name="P74"><text:text-input text:description="&lt;cert.description or ''&gt;">certificate_description</text:text-input></text:p>
            <text:p text:style-name="P36"><text:text-input text:description="&lt;/for&gt;">End For line</text:text-input></text:p>
          </table:table-cell>
        </table:table-row>
        <table:table-row table:style-name="Tablica9.3">
          <table:table-cell table:style-name="Tablica9.A1" table:number-columns-spanned="2" office:value-type="string">
            <text:p text:style-name="P32"><text:text-input text:description="&lt;/if&gt;">end if</text:text-input></text:p>
          </table:table-cell>
          <table:covered-table-cell/>
        </table:table-row>
        <table:table-row table:style-name="Tablica9.4">
          <table:table-cell table:style-name="Tablica9.A1" table:number-columns-spanned="2" office:value-type="string">
            <text:p text:style-name="P69"><text:text-input text:description="&lt;if test=&quot;o.technical_conditions_data&quot;&gt;">if tehnical_conditions</text:text-input></text:p>
          </table:table-cell>
          <table:covered-table-cell/>
        </table:table-row>
        <table:table-row table:style-name="Tablica9.5">
          <table:table-cell table:style-name="Tablica9.A1" office:value-type="string">
            <text:p text:style-name="P53"><text:span text:style-name="T9"><text:text-input text:description="&lt;_(&quot;Other information&quot;)&gt;">Other information</text:text-input></text:span><text:span text:style-name="T8">:</text:span></text:p>
          </table:table-cell>
          <table:table-cell table:style-name="Tablica9.A1" office:value-type="string">
            <text:p text:style-name="P56"><text:text-input text:description="&lt;o.technical_conditions_data or ''&gt;">technical_conditions_data</text:text-input></text:p>
          </table:table-cell>
        </table:table-row>
        <table:table-row table:style-name="Tablica9.6">
          <table:table-cell table:style-name="Tablica9.A1" table:number-columns-spanned="2" office:value-type="string">
            <text:p text:style-name="P69"><text:text-input text:description="&lt;/if&gt;">end if</text:text-input></text:p>
          </table:table-cell>
          <table:covered-table-cell/>
        </table:table-row>
      </table:table>
      <text:p text:style-name="P2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erp_5f_header" style:display-name="terp_header" style:family="paragraph" style:parent-style-name="Header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9055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rio </meta:initial-creator>
    <meta:creation-date>2015-09-04T12:44:24.170876804</meta:creation-date>
    <dc:date>2016-07-05T14:15:46.707396587</dc:date>
    <meta:editing-duration>P1DT17H16M46S</meta:editing-duration>
    <meta:editing-cycles>257</meta:editing-cycles>
    <meta:generator>LibreOffice/5.1.3.2$Linux_X86_64 LibreOffice_project/10m0$Build-2</meta:generator>
    <meta:document-statistic meta:table-count="8" meta:image-count="0" meta:object-count="0" meta:page-count="2" meta:paragraph-count="88" meta:word-count="399" meta:character-count="1355" meta:non-whitespace-character-count="1273"/>
  </office:meta>
</office:document-meta>
</file>